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акие вопросы нужно задать чтобы изучить</text:p>
      <text:p text:style-name="P1">ChatGPT</text:p>
      <text:p text:style-name="P2">ChatGPT</text:p>
      <text:p text:style-name="P10">Изучение JavaScript может быть охвачено через различные аспекты. Вот несколько ключевых вопросов, которые помогут при изучении этого языка:</text:p>
      <text:h text:style-name="P18" text:outline-level="3">Основы и синтаксис:</text:h>
      <text:list xml:id="list9104307018259194339" text:style-name="L1">
        <text:list-item>
          <text:p text:style-name="P3"><text:span text:style-name="Strong_20_Emphasis">Что такое JavaScript и для чего его используют?</text:span></text:p>
        </text:list-item>
        <text:list-item>
          <text:p text:style-name="P3"><text:span text:style-name="Strong_20_Emphasis">Какие основные типы данных существуют в JavaScript?</text:span></text:p>
        </text:list-item>
        <text:list-item>
          <text:p text:style-name="P11"><text:span text:style-name="Strong_20_Emphasis">Как создать переменную и какие правила именования следует соблюдать?</text:span></text:p>
        </text:list-item>
      </text:list>
      <text:h text:style-name="P18" text:outline-level="3">Условные операторы и циклы:</text:h>
      <text:list xml:id="list2800197236735946069" text:style-name="L2">
        <text:list-item>
          <text:p text:style-name="P4"><text:span text:style-name="Strong_20_Emphasis">Как использовать </text:span><text:span text:style-name="Strong_20_Emphasis"><text:span text:style-name="Source_20_Text">if</text:span></text:span><text:span text:style-name="Strong_20_Emphasis">, </text:span><text:span text:style-name="Strong_20_Emphasis"><text:span text:style-name="Source_20_Text">else if</text:span></text:span><text:span text:style-name="Strong_20_Emphasis"> и </text:span><text:span text:style-name="Strong_20_Emphasis"><text:span text:style-name="Source_20_Text">else</text:span></text:span><text:span text:style-name="Strong_20_Emphasis"> для выполнения различных действий в зависимости от условий?</text:span></text:p>
        </text:list-item>
        <text:list-item>
          <text:p text:style-name="P12"><text:span text:style-name="Strong_20_Emphasis">Какие виды циклов существуют в JavaScript и как ими пользоваться?</text:span></text:p>
        </text:list-item>
      </text:list>
      <text:h text:style-name="P18" text:outline-level="3">Функции и область видимости:</text:h>
      <text:list xml:id="list7778844032025981698" text:style-name="L3">
        <text:list-item>
          <text:p text:style-name="P5"><text:span text:style-name="Strong_20_Emphasis">Что такое функции в JavaScript и как их объявить?</text:span></text:p>
        </text:list-item>
        <text:list-item>
          <text:p text:style-name="P13"><text:span text:style-name="Strong_20_Emphasis">Что такое область видимости и как она работает в JavaScript?</text:span></text:p>
        </text:list-item>
      </text:list>
      <text:h text:style-name="P18" text:outline-level="3">Объекты и массивы:</text:h>
      <text:list xml:id="list4843532187181487119" text:style-name="L4">
        <text:list-item>
          <text:p text:style-name="P6"><text:span text:style-name="Strong_20_Emphasis">Как создать объект и какие операции можно совершать с объектами в JavaScript?</text:span></text:p>
        </text:list-item>
        <text:list-item>
          <text:p text:style-name="P14"><text:span text:style-name="Strong_20_Emphasis">Что такое массивы и какие методы доступны для работы с ними?</text:span></text:p>
        </text:list-item>
      </text:list>
      <text:h text:style-name="P18" text:outline-level="3">DOM и события:</text:h>
      <text:list xml:id="list5844127574592504272" text:style-name="L5">
        <text:list-item>
          <text:p text:style-name="P7"><text:span text:style-name="Strong_20_Emphasis">Что такое DOM и как JavaScript взаимодействует с HTML через DOM?</text:span></text:p>
        </text:list-item>
        <text:list-item>
          <text:p text:style-name="P15"><text:span text:style-name="Strong_20_Emphasis">Какие события могут возникать на веб-странице и как их обрабатывать с помощью JavaScript?</text:span></text:p>
        </text:list-item>
      </text:list>
      <text:h text:style-name="P18" text:outline-level="3">Асинхронность и обработка ошибок:</text:h>
      <text:list xml:id="list1411768273681165165" text:style-name="L6">
        <text:list-item>
          <text:p text:style-name="P8"><text:span text:style-name="Strong_20_Emphasis">Что такое асинхронность в JavaScript и как обрабатывать асинхронные операции?</text:span></text:p>
        </text:list-item>
        <text:list-item>
          <text:p text:style-name="P16"><text:span text:style-name="Strong_20_Emphasis">Какие методы использовать для обработки ошибок в JavaScript?</text:span></text:p>
        </text:list-item>
      </text:list>
      <text:h text:style-name="P18" text:outline-level="3">Расширенные концепции:</text:h>
      <text:list xml:id="list5025298678912060730" text:style-name="L7">
        <text:list-item>
          <text:p text:style-name="P9"><text:span text:style-name="Strong_20_Emphasis">Что такое замыкание (closure) и как это работает в JavaScript?</text:span></text:p>
        </text:list-item>
        <text:list-item>
          <text:p text:style-name="P17"><text:span text:style-name="Strong_20_Emphasis">Что такое промисы и как использовать их для управления асинхронным кодом?</text:span></text:p>
        </text:list-item>
      </text:list>
      <text:p text:style-name="P10">Эти вопросы охватывают основные и расширенные аспекты JavaScript, помогая пошагово изучать этот язык программиров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22:17.95</dc:date>
    <meta:document-statistic meta:table-count="0" meta:image-count="0" meta:object-count="0" meta:page-count="1" meta:paragraph-count="27" meta:word-count="232" meta:character-count="1505"/>
    <dc:creator>Dima Wide</dc:creator>
    <meta:user-defined meta:name="Info 1"/>
    <meta:user-defined meta:name="Info 2"/>
    <meta:user-defined meta:name="Info 3"/>
    <meta:user-defined meta:name="Info 4"/>
  </office:meta>
</office:document-meta>
</file>